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color="#80808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808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#ffff00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fo:background-color="#ffff00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IRA Backup file Project Import fields</text:h>
      <text:p text:style-name="Standard"/>
      <text:p text:style-name="Standard"><text:span text:style-name="T8">Highlight</text:span> indicates it has a mapping object.</text:p>
      <text:p text:style-name="Standard">Italic indicates that the field is read but not used to create objects.</text:p>
      <text:p text:style-name="Standard">Bold indicates that the field is read and objects are created from it.</text:p>
      <text:p text:style-name="Standard"/>
      <text:p text:style-name="Standard">The second column list other fields referenced. It contributes to the ids to map for these fields.</text:p>
      <text:p text:style-name="Standard"/>
      <text:p text:style-name="P3"><text:span text:style-name="T2">Action<text:tab/></text:span>(Comment)<text:tab/>User<text:tab/>Group<text:tab/>ProjectRole</text:p>
      <text:p text:style-name="P1">Application</text:p>
      <text:p text:style-name="P1">Avatar</text:p>
      <text:p text:style-name="P4">ChangeGroup<text:tab/><text:tab/><text:span text:style-name="T7">User</text:span></text:p>
      <text:p text:style-name="P2">ChangeItem</text:p>
      <text:p text:style-name="P1">ColumnLayout</text:p>
      <text:p text:style-name="P1">ColumnLayoutItem</text:p>
      <text:p text:style-name="P3"><text:span text:style-name="T10">Component</text:span><text:span text:style-name="T8"> </text:span><text:tab/><text:tab/>NodeAssociation</text:p>
      <text:p text:style-name="P1">ConfigurationContext</text:p>
      <text:p text:style-name="Standard">CustomField</text:p>
      <text:p text:style-name="P3"><text:span text:style-name="T10">CustomFieldOption</text:span><text:span text:style-name="T9"></text:span><text:span text:style-name="T2"> <text:tab/></text:span><text:span text:style-name="T7">CustomFieldOption</text:span></text:p>
      <text:p text:style-name="P2">CustomFieldValue<text:tab/>XML</text:p>
      <text:p text:style-name="Standard"><text:span text:style-name="T1">Directory</text:span></text:p>
      <text:p text:style-name="P1">DirectoryAttribute</text:p>
      <text:p text:style-name="P1">DirectoryOperation</text:p>
      <text:p text:style-name="P1">DraftWorkflow</text:p>
      <text:p text:style-name="P1">EventType</text:p>
      <text:p text:style-name="P3"><text:span text:style-name="T2">ExternalEntity</text:span><text:tab/><text:tab/>User</text:p>
      <text:p text:style-name="P1">FavouriteAssociations</text:p>
      <text:p text:style-name="P1">FieldConfigScheme</text:p>
      <text:p text:style-name="P1">FieldConfigSchemeIssueType</text:p>
      <text:p text:style-name="P1">FieldConfiguration</text:p>
      <text:p text:style-name="P1">FieldLayout</text:p>
      <text:p text:style-name="P1">FieldLayoutItem</text:p>
      <text:p text:style-name="P1">FieldLayoutScheme</text:p>
      <text:p text:style-name="P1">FieldLayoutSchemeEntity</text:p>
      <text:p text:style-name="P1">FieldScreen</text:p>
      <text:p text:style-name="P1">FieldScreenLayoutItem</text:p>
      <text:p text:style-name="P1">FieldScreenScheme</text:p>
      <text:p text:style-name="P1">FieldScreenSchemeItem</text:p>
      <text:p text:style-name="P1">FieldScreenTab</text:p>
      <text:p text:style-name="P4">FileAttachment?<text:tab/><text:span text:style-name="T7">User</text:span></text:p>
      <text:p text:style-name="P1">FilterSubscription</text:p>
      <text:p text:style-name="P1">GadgetUserPreference</text:p>
      <text:p text:style-name="P1">GenericConfiguration</text:p>
      <text:p text:style-name="P3"><text:span text:style-name="T8">Group</text:span><text:tab/>Group</text:p>
      <text:p text:style-name="P1">GroupAttribute</text:p>
      <text:p text:style-name="P5">Issue<text:tab/><text:span text:style-name="T5">IssueType<text:tab/>Status<text:tab/>Priority<text:tab/>resolution<text:tab/>SchemeIssueSecurityLevels<text:tab/></text:span><text:span text:style-name="T4">User<text:tab/>(</text:span><text:span text:style-name="T5">Customfields used by this IssueType)</text:span></text:p>
      <text:p text:style-name="P2"><text:soft-page-break/>IssueLink</text:p>
      <text:p text:style-name="Standard"><text:span text:style-name="T3">IssueLinkType</text:span></text:p>
      <text:p text:style-name="P1">IssueSecurityScheme</text:p>
      <text:p text:style-name="Standard"><text:span text:style-name="T3">IssueType</text:span></text:p>
      <text:p text:style-name="P1">IssueTypeScreenScheme</text:p>
      <text:p text:style-name="P1">IssueTypeScreenSchemeEntity</text:p>
      <text:p text:style-name="P2">Label (possibly, if it does it creates the labels as soon as it finds them)</text:p>
      <text:p text:style-name="P1">ListenerConfig</text:p>
      <text:p text:style-name="P1">MailServer</text:p>
      <text:p text:style-name="P1">Membership</text:p>
      <text:p text:style-name="P4">NodeAssociation<text:tab/><text:span text:style-name="T7">SchemeIssueSecurityLevels<text:tab/>Version<text:tab/>Component</text:span></text:p>
      <text:p text:style-name="P1">Notification</text:p>
      <text:p text:style-name="P1">NotificationInstance</text:p>
      <text:p text:style-name="P1">NotificationScheme</text:p>
      <text:p text:style-name="P1">OAuthConsumer</text:p>
      <text:p text:style-name="P1">OSCurrentStep</text:p>
      <text:p text:style-name="P1">OSCurrentStepPrev</text:p>
      <text:p text:style-name="P1">OSHistoryStep</text:p>
      <text:p text:style-name="P1">OSHistoryStepPrev</text:p>
      <text:p text:style-name="P3"><text:span text:style-name="T2">OSPropertyEntry [ExternalEntity=entityName]</text:span><text:tab/>user</text:p>
      <text:p text:style-name="P1">OSPropertyNumber</text:p>
      <text:p text:style-name="Standard"><text:span text:style-name="T6">OSPropertyString</text:span><text:span text:style-name="T4"><text:tab/>user</text:span></text:p>
      <text:p text:style-name="P1">OSPropertyText</text:p>
      <text:p text:style-name="P1">OSWorkflowEntry</text:p>
      <text:p text:style-name="P1">OptionConfiguration</text:p>
      <text:p text:style-name="P1">PermissionScheme</text:p>
      <text:p text:style-name="P1">PluginVersion</text:p>
      <text:p text:style-name="P1">PortalPage</text:p>
      <text:p text:style-name="P1">PortletConfiguration</text:p>
      <text:p text:style-name="Standard"><text:span text:style-name="T3">Priority</text:span></text:p>
      <text:p text:style-name="Standard"><text:span text:style-name="T3">Project</text:span></text:p>
      <text:p text:style-name="P1">ProjectCategory</text:p>
      <text:p text:style-name="Standard"><text:span text:style-name="T3">ProjectRole</text:span></text:p>
      <text:p text:style-name="P3"><text:span text:style-name="T11">ProjectRoleActor</text:span><text:tab/>User</text:p>
      <text:p text:style-name="P1">QRTZCronTriggers</text:p>
      <text:p text:style-name="P1">QRTZJobDetails</text:p>
      <text:p text:style-name="P1">QRTZTriggers</text:p>
      <text:p text:style-name="P1">RememberMeToken</text:p>
      <text:p text:style-name="P1">RemoteIssueLink</text:p>
      <text:p text:style-name="Standard"><text:span text:style-name="T3">Resolution</text:span></text:p>
      <text:p text:style-name="P1">SchemeIssueSecurities</text:p>
      <text:p text:style-name="P6"><text:span text:style-name="T2">SchemeIssueSecurityLevels</text:span></text:p>
      <text:p text:style-name="P1">SchemePermissions</text:p>
      <text:p text:style-name="P1">SearchRequest</text:p>
      <text:p text:style-name="P1">SequenceValueItem</text:p>
      <text:p text:style-name="P1">ServiceConfig</text:p>
      <text:p text:style-name="P1">SharePermissions</text:p>
      <text:p text:style-name="Standard"><text:span text:style-name="T3">Status</text:span><text:tab/><text:tab/>(Must have a matching Workflow Step for the IssueType, I'm not sure how this is supposed to work when it doesn't appear to import the workflow information)</text:p>
      <text:p text:style-name="P1"><text:soft-page-break/>TrustedApplication</text:p>
      <text:p text:style-name="P1">UpgradeHistory</text:p>
      <text:p text:style-name="P1">UpgradeVersionHistory</text:p>
      <text:p text:style-name="Standard"><text:span text:style-name="T8">User</text:span></text:p>
      <text:p text:style-name="P4">UserAssociation<text:tab/><text:span text:style-name="T7">User</text:span></text:p>
      <text:p text:style-name="P1">UserAttribute</text:p>
      <text:p text:style-name="P1">UserHistoryItem</text:p>
      <text:p text:style-name="Standard"><text:span text:style-name="T8">Version</text:span><text:tab/><text:tab/>Issue</text:p>
      <text:p text:style-name="P1">VoteHistory</text:p>
      <text:p text:style-name="P1">Workflow</text:p>
      <text:p text:style-name="P1">WorkflowScheme</text:p>
      <text:p text:style-name="P1">WorkflowSchemeEntity</text:p>
      <text:p text:style-name="P4">Worklog<text:tab/><text:span text:style-name="T7">User<text:tab/>Group<text:tab/>ProjectRole</text:span></text:p>
      <text:p text:style-name="Standard"/>
      <text:p text:style-name="Standard">Issue.assignee, Issue.reporter, Project.lead and Component.Lead must all have Valid Users, once imported.</text:p>
      <text:p text:style-name="Standard">TraceBackPing is also listed in the code but not found in the XML schema.</text:p>
      <text:p text:style-name="Standard"/>
      <text:p text:style-name="Standard">It doesn't appear to copy any of the workflow information. This may not matter though as the JQL only queries changes in the status, not the actual steps.</text:p>
      <text:p text:style-name="P1">OSCurrentStep</text:p>
      <text:p text:style-name="P1">OSCurrentStepPrev</text:p>
      <text:p text:style-name="P1">OSHistoryStep</text:p>
      <text:p text:style-name="P1">OSHistoryStepPrev</text:p>
      <text:p text:style-name="P1">Workflow</text:p>
      <text:p text:style-name="P1"/>
      <text:h text:style-name="Heading_20_3" text:outline-level="3">Unmapped References</text:h>
      <text:p text:style-name="Standard">Project<text:tab/><text:tab/>assigneeType</text:p>
      <text:p text:style-name="Standard"><text:tab/><text:tab/>projectCategoryName</text:p>
      <text:p text:style-name="Standard">ChangeGroup<text:tab/>issue</text:p>
      <text:p text:style-name="Standard">ChangeIterm<text:tab/>field</text:p>
      <text:p text:style-name="Standard"><text:tab/><text:tab/>fieldType</text:p>
      <text:p text:style-name="Standard">Todo: check this is all of them.</text:p>
      <text:p text:style-name="Standard"/>
      <text:p text:style-name="P2">DefaultProjectImportManager</text:p>
      <text:p text:style-name="P7">Is the controller ob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3-02-07T14:49:39</meta:creation-date>
    <meta:document-statistic meta:table-count="0" meta:image-count="0" meta:object-count="0" meta:page-count="3" meta:paragraph-count="121" meta:word-count="311" meta:character-count="2984"/>
    <dc:date>2013-02-07T15:41:23</dc:date>
    <dc:creator>Peter Edworthy</dc:creator>
    <meta:editing-duration>PT00H07M10S</meta:editing-duration>
    <meta:editing-cycles>1</meta:editing-cycles>
    <meta:generator>OpenOffice.org/3.1$Unix OpenOffice.org_project/310m19$Build-9420</meta:generator>
  </office:meta>
</office:document-meta>
</file>